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yhil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0.0125079154968261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0.107232093811035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s/>0.460305929183959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/>0.71695113182067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<text:s/>0.87099599838256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/>1.71056795120239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s/>2.5989358425140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<text:s/>3.68918704986572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<text:s/>5.0655140876770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<text:s/>7.5675749778747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<text:s/>9.760763168334961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8:44:02.1881173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8:44:28.893149773</dc:date>
    <meta:editing-duration>PT2M40S</meta:editing-duration>
    <meta:editing-cycles>3</meta:editing-cycles>
    <meta:generator>LibreOffice/6.0.7.3$Linux_X86_64 LibreOffice_project/00m0$Build-3</meta:generator>
    <meta:document-statistic meta:table-count="1" meta:cell-count="22" meta:object-count="0"/>
  </office:meta>
</office:document-meta>
</file>